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CB direct mounting AA battery holders</text:span></text:p>
      <text:p text:style-name="P2"><draw:frame text:anchor-type="as-char" svg:width="66.04mm" svg:height="59.27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2"/></text:p>
      <text:p text:style-name="P4"><text:span text:style-name="T3">Description</text:span></text:p>
      <text:p text:style-name="P4"><text:span text:style-name="T4">A neat 2 x AA battery holder which can mount directly onto a PCB, thus saving ugly wiring and mounting problems. </text:span></text:p>
      <text:p text:style-name="P4"><text:span text:style-name="T5"/></text:p>
      <text:p text:style-name="P4"><text:span text:style-name="T6">Specifications</text:span></text:p>
      <text:p text:style-name="P4"><text:span text:style-name="T7">Dimensions: 57 mm x 33 mm x 15 mm</text:span></text:p>
      <text:p text:style-name="P4"><text:span text:style-name="T7">Battery:<text:s text:c="2"/>2 x AA batteries</text:span></text:p>
      <text:p text:style-name="P4"><text:span text:style-name="T7">Connections: PCB pins on base (12 mm between pins)</text:span></text:p>
      <text:p text:style-name="P4"><text:span text:style-name="T7">Color: Black</text:span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